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9.472cm"/>
    </style:style>
    <style:style style:name="co8" style:family="table-column">
      <style:table-column-properties fo:break-before="auto" style:column-width="10.663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  <table:table-column table:style-name="co9" table:default-cell-style-name="ce2"/>
        </table:table-column-group>
        <table:table-column table:style-name="co10" table:default-cell-style-name="ce2"/>
        <table:table-column table:style-name="co11" table:default-cell-style-name="ce2"/>
        <table:table-column table:style-name="co10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Registar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e cliente tem de estar regist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21" table:number-columns-repeated="4"/>
          <table:table-cell table:number-columns-repeated="1015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se o serviço Expresso existe</text:p>
          </table:table-cell>
          <table:table-cell table:style-name="ce40" office:value-type="string" calcext:value-type="string">
            <text:p>validarSE():Boolean</text:p>
          </table:table-cell>
          <table:table-cell table:style-name="ce40" office:value-type="string" calcext:value-type="string">
            <text:p>subServiçosExpresso</text:p>
          </table:table-cell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preço do Serviço</text:p>
          </table:table-cell>
          <table:table-cell table:style-name="ce40" office:value-type="string" calcext:value-type="string">
            <text:p>(…)</text:p>
          </table:table-cell>
          <table:table-cell table:style-name="ce40" office:value-type="string" calcext:value-type="string">
            <text:p>subServiçosExpresso</text:p>
          </table:table-cell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&lt;&lt;include&gt;&gt; Registar Equipament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40"/>
          <table:table-cell table:style-name="ce40" office:value-type="string" calcext:value-type="string">
            <text:p>Registar requisição do serviço</text:p>
          </table:table-cell>
          <table:table-cell table:style-name="ce40" office:value-type="string" calcext:value-type="string">
            <text:p>registaSE(idCliente:String, s: String) : String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41"/>
          <table:table-cell table:style-name="ce41" office:value-type="string" calcext:value-type="string">
            <text:p>Atualiza disponibilidade do serviço</text:p>
          </table:table-cell>
          <table:table-cell table:style-name="ce41" office:value-type="string" calcext:value-type="string">
            <text:p>atualizaSE(codSE : String)</text:p>
          </table:table-cell>
          <table:table-cell table:style-name="ce41" office:value-type="string" calcext:value-type="string">
            <text:p>subServiçosExpresso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41"/>
          <table:table-cell table:style-name="ce41" office:value-type="string" calcext:value-type="string">
            <text:p>Imprimir comprovativo</text:p>
          </table:table-cell>
          <table:table-cell table:style-name="ce41" office:value-type="string" calcext:value-type="string">
            <text:p>imprimirComprovativ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4">
          <table:table-cell/>
          <table:table-cell table:style-name="ce17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10">
          <table:table-cell/>
          <table:table-cell table:style-name="ce17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41"/>
          <table:table-cell table:style-name="ce41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7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1">
          <table:table-cell/>
          <table:table-cell table:style-name="ce17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8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cancela o possível pedido</text:p>
          </table:table-cell>
          <table:table-cell table:style-name="ce12"/>
          <table:table-cell table:style-name="ce41"/>
          <table:table-cell table:style-name="ce46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48:13.01216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4T17:48:04.758085689</dc:date>
    <meta:editing-cycles>12</meta:editing-cycles>
    <meta:editing-duration>PT2H49M57S</meta:editing-duration>
    <meta:document-statistic meta:table-count="1" meta:cell-count="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